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b47" officeooo:paragraph-rsid="00072b47"/>
    </style:style>
    <style:style style:name="P2" style:family="paragraph" style:parent-style-name="Standard">
      <style:text-properties officeooo:rsid="00072b47" officeooo:paragraph-rsid="00072b47"/>
    </style:style>
    <style:style style:name="P3" style:family="paragraph" style:parent-style-name="Standard">
      <style:text-properties officeooo:rsid="00085e36" officeooo:paragraph-rsid="00085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link:-</text:p>
      <text:p text:style-name="P1"/>
      <text:p text:style-name="P1"><text:a xlink:type="simple" xlink:href="https://www.linux.com/learn/tutorials/824358-how-to-run-your-own-git-server">https://www.linux.com/learn/tutorials/824358-how-to-run-your-own-git-server</text:a></text:p>
      <text:p text:style-name="P1"/>
      <text:p text:style-name="P1"><text:a xlink:type="simple" xlink:href="https://github.com/">https://github.com/</text:a></text:p>
      <text:p text:style-name="P1"/>
      <text:p text:style-name="P3"><text:a xlink:type="simple" xlink:href="https://www.howtoforge.com/tutorial/install-git-and-github-on-ubuntu-14.04/">https://www.howtoforge.com/tutorial/install-git-and-github-on-ubuntu-14.04/</text:a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9:33:08.205869739</meta:creation-date>
    <dc:date>2015-09-01T16:35:27.275789769</dc:date>
    <meta:editing-duration>PT2H32M42S</meta:editing-duration>
    <meta:editing-cycles>3</meta:editing-cycles>
    <meta:generator>LibreOffice/4.2.4.2$Linux_x86 LibreOffice_project/420m0$Build-2</meta:generator>
    <meta:document-statistic meta:table-count="0" meta:image-count="0" meta:object-count="0" meta:page-count="1" meta:paragraph-count="4" meta:word-count="5" meta:character-count="179" meta:non-whitespace-character-count="178"/>
  </office:meta>
</office:document-meta>
</file>